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2025</text:p>
      <text:p text:style-name="P1"><text:s text:c="6"/>janeiro <text:s text:c="14"/>fevereiro <text:s text:c="14"/>março <text:s text:c="9"/></text:p>
      <text:p text:style-name="P1">DM SG TR QA QT SX SB <text:s/>DM SG TR QA QT SX SB <text:s/>DM SG TR QA QT SX SB <text:s/></text:p>
      <text:p text:style-name="P1"><text:s text:c="10"/>f <text:s/>2 <text:s/>3 <text:s/>4 <text:s text:c="20"/>1 <text:s text:c="20"/>1 <text:s/></text:p>
      <text:p text:style-name="P1"><text:s/>5 <text:s/>6 <text:s/>7 <text:s/>8 <text:s/>9 10 11 <text:s text:c="2"/>2 <text:s/>3 <text:s/>4 <text:s/>5 <text:s/>6 <text:s/>7 <text:s/>8 <text:s text:c="2"/>2 <text:s/>3 <text:s/>f <text:s/>5 <text:s/>6 <text:s/>7 <text:s/>8 <text:s/></text:p>
      <text:p text:style-name="P1">12 13 14 15 16 17 18 <text:s text:c="2"/>9 10 11 12 13 14 15 <text:s text:c="2"/>9 10 11 12 13 14 15 <text:s/></text:p>
      <text:p text:style-name="P1">19 20 21 22 23 24 25 <text:s/>16 17 18 19 20 21 22 <text:s/>16 17 18 19 20 21 22 <text:s/></text:p>
      <text:p text:style-name="P1">26 27 28 29 30 31 <text:s text:c="4"/>23 24 25 26 27 28 <text:s text:c="4"/>23 24 25 26 27 28 29 <text:s/></text:p>
      <text:p text:style-name="P1"><text:s text:c="44"/>30 31 <text:s text:c="16"/></text:p>
      <text:p text:style-name="P1"/>
      <text:p text:style-name="P1"><text:s text:c="7"/>abril <text:s text:c="17"/>maio <text:s text:c="18"/>junho <text:s text:c="9"/></text:p>
      <text:p text:style-name="P1">DM SG TR QA QT SX SB <text:s/>DM SG TR QA QT SX SB <text:s/>DM SG TR QA QT SX SB <text:s/></text:p>
      <text:p text:style-name="P1"><text:s text:c="7"/>1 <text:s/>2 <text:s/>3 <text:s/>4 <text:s/>5 <text:s text:c="14"/>f <text:s/>2 <text:s/>3 <text:s text:c="2"/>1 <text:s/>2 <text:s/>3 <text:s/>4 <text:s/>5 <text:s/>6 <text:s/>7 <text:s/></text:p>
      <text:p text:style-name="P1"><text:s/>6 <text:s/>7 <text:s/>8 <text:s/>9 10 11 12 <text:s text:c="2"/>4 <text:s/>5 <text:s/>6 <text:s/>7 <text:s/>8 <text:s/>9 10 <text:s text:c="2"/>8 <text:s/>9 <text:s/>f 11 12 13 14 <text:s/></text:p>
      <text:p text:style-name="P1">13 14 15 16 17 <text:s/>f 19 <text:s/>11 12 13 14 15 16 17 <text:s/>15 16 17 18 <text:s/>f 20 21 <text:s/></text:p>
      <text:p text:style-name="P1">P <text:s/>21 22 23 24 <text:s/>f 26 <text:s/>18 19 20 21 22 23 24 <text:s/>22 23 24 25 26 27 28 <text:s/></text:p>
      <text:p text:style-name="P1">27 28 29 30 <text:s text:c="10"/>25 26 27 28 29 30 31 <text:s/>29 30 <text:s text:c="16"/></text:p>
      <text:p text:style-name="P1"><text:s text:c="66"/></text:p>
      <text:p text:style-name="P1"/>
      <text:p text:style-name="P1"><text:s text:c="8"/>julho <text:s text:c="16"/>agosto <text:s text:c="13"/>setembro <text:s text:c="7"/></text:p>
      <text:p text:style-name="P1">DM SG TR QA QT SX SB <text:s/>DM SG TR QA QT SX SB <text:s/>DM SG TR QA QT SX SB <text:s/></text:p>
      <text:p text:style-name="P1"><text:s text:c="7"/>1 <text:s/>2 <text:s/>3 <text:s/>4 <text:s/>5 <text:s text:c="17"/>1 <text:s/>2 <text:s text:c="5"/>1 <text:s/>2 <text:s/>3 <text:s/>4 <text:s/>5 <text:s/>6 <text:s/></text:p>
      <text:p text:style-name="P1"><text:s/>6 <text:s/>7 <text:s/>8 <text:s/>9 10 11 12 <text:s text:c="2"/>3 <text:s/>4 <text:s/>5 <text:s/>6 <text:s/>7 <text:s/>8 <text:s/>9 <text:s text:c="2"/>7 <text:s/>8 <text:s/>9 10 11 12 13 <text:s/></text:p>
      <text:p text:style-name="P1">13 14 15 16 17 18 19 <text:s/>10 11 12 13 14 <text:s/>f 16 <text:s/>14 15 16 17 18 19 20 <text:s/></text:p>
      <text:p text:style-name="P1">20 21 22 23 24 25 26 <text:s/>17 18 19 20 21 22 23 <text:s/>21 22 23 24 25 26 27 <text:s/></text:p>
      <text:p text:style-name="P1">27 28 29 30 31 <text:s text:c="7"/>24 25 26 27 28 29 30 <text:s/>28 29 30 <text:s text:c="13"/></text:p>
      <text:p text:style-name="P1"><text:s text:c="22"/>31 <text:s text:c="41"/></text:p>
      <text:p text:style-name="P1"/>
      <text:p text:style-name="P1"><text:s text:c="6"/>outubro <text:s text:c="14"/>novembro <text:s text:c="13"/>dezembro <text:s text:c="7"/></text:p>
      <text:p text:style-name="P1">DM SG TR QA QT SX SB <text:s/>DM SG TR QA QT SX SB <text:s/>DM SG TR QA QT SX SB <text:s/></text:p>
      <text:p text:style-name="P1"><text:s text:c="10"/>1 <text:s/>2 <text:s/>3 <text:s/>4 <text:s text:c="20"/>f <text:s text:c="5"/>f <text:s/>2 <text:s/>3 <text:s/>4 <text:s/>5 <text:s/>6 <text:s/></text:p>
      <text:p text:style-name="P1"><text:s/>f <text:s/>6 <text:s/>7 <text:s/>8 <text:s/>9 10 11 <text:s text:c="2"/>2 <text:s/>3 <text:s/>4 <text:s/>5 <text:s/>6 <text:s/>7 <text:s/>8 <text:s text:c="2"/>7 <text:s/>f <text:s/>9 10 11 12 13 <text:s/></text:p>
      <text:p text:style-name="P1">12 13 14 15 16 17 18 <text:s text:c="2"/>9 10 11 12 13 14 15 <text:s/>14 15 16 17 18 19 20 <text:s/></text:p>
      <text:p text:style-name="P1">19 20 21 22 23 24 25 <text:s/>16 17 18 19 20 21 22 <text:s/>21 22 23 24 <text:s/>f 26 27 <text:s/></text:p>
      <text:p text:style-name="P1">26 27 28 29 30 31 <text:s text:c="4"/>23 24 25 26 27 28 29 <text:s/>28 29 30 31 <text:s text:c="10"/></text:p>
      <text:p text:style-name="P1"><text:s text:c="22"/>30 <text:s text:c="4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05:29:56.364764079</meta:creation-date>
    <dc:date>2024-07-07T05:51:57.389222747</dc:date>
    <meta:editing-duration>PT22M2S</meta:editing-duration>
    <meta:editing-cycles>2</meta:editing-cycles>
    <meta:generator>LibreOffice/7.0.4.2$Linux_x86 LibreOffice_project/00$Build-2</meta:generator>
    <meta:document-statistic meta:table-count="0" meta:image-count="0" meta:object-count="0" meta:page-count="1" meta:paragraph-count="33" meta:word-count="462" meta:character-count="2147" meta:non-whitespace-character-count="864"/>
  </office:meta>
</office:document-meta>
</file>